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b6a2" officeooo:paragraph-rsid="0005b6a2"/>
    </style:style>
    <style:style style:name="P2" style:family="paragraph" style:parent-style-name="Text_20_body">
      <style:text-properties officeooo:rsid="000794b0" officeooo:paragraph-rsid="000794b0"/>
    </style:style>
    <style:style style:name="P3" style:family="paragraph" style:parent-style-name="Text_20_body">
      <style:text-properties officeooo:rsid="00080bdd" officeooo:paragraph-rsid="00080bdd"/>
    </style:style>
    <style:style style:name="P4" style:family="paragraph" style:parent-style-name="Text_20_body">
      <style:text-properties officeooo:rsid="0009e7ab" officeooo:paragraph-rsid="0009e7ab"/>
    </style:style>
    <style:style style:name="P5" style:family="paragraph" style:parent-style-name="Heading_20_1">
      <style:text-properties officeooo:rsid="0005b6a2" officeooo:paragraph-rsid="0005b6a2"/>
    </style:style>
    <style:style style:name="P6" style:family="paragraph" style:parent-style-name="Text_20_body" style:list-style-name="L1">
      <style:text-properties officeooo:rsid="002baf02" officeooo:paragraph-rsid="002baf02"/>
    </style:style>
    <style:style style:name="P7" style:family="paragraph" style:parent-style-name="Text_20_body" style:list-style-name="L1">
      <style:text-properties officeooo:rsid="002baf02" officeooo:paragraph-rsid="002f8c9d"/>
    </style:style>
    <style:style style:name="P8" style:family="paragraph" style:parent-style-name="Text_20_body" style:list-style-name="L5">
      <style:text-properties officeooo:rsid="002baf02" officeooo:paragraph-rsid="002d6179"/>
    </style:style>
    <style:style style:name="P9" style:family="paragraph" style:parent-style-name="Text_20_body" style:list-style-name="L1">
      <style:text-properties officeooo:rsid="002a47d7" officeooo:paragraph-rsid="002e9e17"/>
    </style:style>
    <style:style style:name="P10" style:family="paragraph" style:parent-style-name="Text_20_body" style:list-style-name="L1">
      <style:text-properties officeooo:rsid="002a47d7" officeooo:paragraph-rsid="002f8c9d"/>
    </style:style>
    <style:style style:name="P11" style:family="paragraph" style:parent-style-name="Text_20_body" style:list-style-name="L4">
      <style:text-properties officeooo:rsid="002a47d7" officeooo:paragraph-rsid="002a47d7"/>
    </style:style>
    <style:style style:name="P12" style:family="paragraph" style:parent-style-name="Text_20_body" style:list-style-name="L2">
      <style:text-properties officeooo:rsid="002f8c9d" officeooo:paragraph-rsid="002f8c9d"/>
    </style:style>
    <style:style style:name="P13" style:family="paragraph" style:parent-style-name="Text_20_body" style:list-style-name="L3">
      <style:text-properties officeooo:rsid="002f8c9d" officeooo:paragraph-rsid="002f8c9d"/>
    </style:style>
    <style:style style:name="P14" style:family="paragraph" style:parent-style-name="Text_20_body" style:list-style-name="L1">
      <style:text-properties officeooo:rsid="0031821c" officeooo:paragraph-rsid="0031821c"/>
    </style:style>
    <style:style style:name="T1" style:family="text">
      <style:text-properties officeooo:rsid="0009e7ab"/>
    </style:style>
    <style:style style:name="T2" style:family="text">
      <style:text-properties officeooo:rsid="000a8dda"/>
    </style:style>
    <style:style style:name="T3" style:family="text">
      <style:text-properties officeooo:rsid="002baf02"/>
    </style:style>
    <style:style style:name="T4" style:family="text">
      <style:text-properties officeooo:rsid="002e9e17"/>
    </style:style>
    <style:style style:name="T5" style:family="text">
      <style:text-properties officeooo:rsid="002f8c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Weekly report</text:span> <text:span text:style-name="T3">6</text:span></text:h>
      <text:p text:style-name="P3"><text:span text:style-name="T1">Total working hours -</text:span> <text:span text:style-name="T5">12</text:span>.</text:p>
      <text:p text:style-name="P1"><text:span text:style-name="T1">Tasks completed</text:span>:</text:p>
      <text:list xml:id="list5095232237268033936" text:style-name="L1">
        <text:list-item>
          <text:p text:style-name="P6">Forgotten one from previous week: Code review (katselmointi4.txt)</text:p>
        </text:list-item>
        <text:list-item>
          <text:p text:style-name="P9">W<text:span text:style-name="T4">rot</text:span>e <text:span text:style-name="T3">&amp; ran </text:span>test cases for integration tests. <text:span text:style-name="T5">Fixed a problem that arose when running on melkki.</text:span></text:p>
        </text:list-item>
        <text:list-item>
          <text:p text:style-name="P10"><text:span text:style-name="T3">Wrote &amp; ran test cases for </text:span>performance tests.</text:p>
        </text:list-item>
        <text:list-item>
          <text:p text:style-name="P7"><text:span text:style-name="T5">Made</text:span> pic<text:span text:style-name="T5">tures</text:span> on perf<text:span text:style-name="T5">ormance</text:span> tests.</text:p>
        </text:list-item>
        <text:list-item>
          <text:p text:style-name="P14">Refactored source code per peer review.</text:p>
        </text:list-item>
      </text:list>
      <text:p text:style-name="P4">Progress on the software:</text:p>
      <text:list xml:id="list4518179747097260726" text:style-name="L2">
        <text:list-item>
          <text:p text:style-name="P12">Interoperability problem solved (albeit on a bootleg way).</text:p>
        </text:list-item>
      </text:list>
      <text:p text:style-name="P4">Learned:</text:p>
      <text:list xml:id="list6570724920563667604" text:style-name="L3">
        <text:list-item>
          <text:p text:style-name="P13">Not everything works as documented (in this case, ftruncate(2)). Alternatively, failure to invoke that particular magic in a right way.</text:p>
        </text:list-item>
      </text:list>
      <text:p text:style-name="P2"><text:span text:style-name="T1">Unclear / problems</text:span>:</text:p>
      <text:list xml:id="list8934232804850545701" text:style-name="L4">
        <text:list-item>
          <text:p text:style-name="P11">Nada.</text:p>
        </text:list-item>
      </text:list>
      <text:p text:style-name="P2"><text:span text:style-name="T2">Next</text:span>:</text:p>
      <text:list xml:id="list5100330488956348964" text:style-name="L5">
        <text:list-item>
          <text:p text:style-name="P8">Code review (katselmointi5.tx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10T12:15:38.747409000</meta:creation-date>
    <dc:date>2017-04-25T15:33:47.590665000</dc:date>
    <dc:creator>Riku Kalinen</dc:creator>
    <meta:editing-duration>PT5H10M36S</meta:editing-duration>
    <meta:editing-cycles>33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16" meta:word-count="104" meta:character-count="631" meta:non-whitespace-character-count="552"/>
  </office:meta>
</office:document-meta>
</file>